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24-09-0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24-09-0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23-09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22-09-3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22-09-3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21-09-1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21-09-1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20-09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9-08-0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8-06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6-08-0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3-10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3-06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2-11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2-06-1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1-11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1-06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10-06-1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9-06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8-10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8-06-2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6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5-06-2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4-06-1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3-11-1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3-05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200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6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6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15</text:p>
          </table:table-cell>
          <table:table-cell office:value-type="string" calcext:value-type="string">
            <text:p>WELL 4B, Houlton, ME</text:p>
          </table:table-cell>
          <table:table-cell office:value-type="string" calcext:value-type="string">
            <text:p>199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